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size-complex="14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text-autospace="none"/>
    </style:style>
    <style:style style:name="P5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left="0cm" fo:margin-right="0cm" fo:margin-top="0.212cm" fo:margin-bottom="0.423cm" fo:text-indent="0.951cm" style:auto-text-indent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P10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Обычный_20__28_веб_29_">
      <style:paragraph-properties fo:margin-top="0cm" fo:margin-bottom="0cm" fo:text-align="center" style:justify-single-word="false"/>
      <style:text-properties fo:text-transform="upperca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text-transform="uppercase" style:font-size-complex="14pt"/>
    </style:style>
    <style:style style:name="P13" style:family="paragraph" style:parent-style-name="Standard">
      <style:paragraph-properties fo:text-align="justify" style:justify-single-word="false" style:text-autospace="none"/>
    </style:style>
    <style:style style:name="P14" style:family="paragraph" style:parent-style-name="Standard">
      <style:paragraph-properties fo:margin-top="0.212cm" fo:margin-bottom="0.423cm" fo:text-align="center" style:justify-single-word="false">
        <style:tab-stops>
          <style:tab-stop style:position="2.223cm"/>
        </style:tab-stops>
      </style:paragraph-properties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1">КАФЕДРА ПРИКЛАДНОЙ МАТЕМАТИКИ И ИНФОРМАТИКИ</text:p>
      <text:p text:style-name="P6"/>
      <text:p text:style-name="P7"/>
      <text:p text:style-name="P8"/>
      <text:p text:style-name="P8"/>
      <text:p text:style-name="P8"/>
      <text:p text:style-name="P6"/>
      <text:p text:style-name="P6"/>
      <text:p text:style-name="P9">ОТЧЕТ ПО ДИСЦИПЛИНЕ «Практикум на ЭВМ»</text:p>
      <text:p text:style-name="P9">ПО ЛАБОРАТОРНОЙ РАБОТЕ №<text:span text:style-name="T1">1</text:span></text:p>
      <text:p text:style-name="P9"><text:span text:style-name="T1">“Форматированый текст”</text:span></text:p>
      <text:p text:style-name="P9"/>
      <text:p text:style-name="P9"/>
      <text:p text:style-name="P6"/>
      <text:p text:style-name="P8"/>
      <text:p text:style-name="P8"/>
      <text:p text:style-name="P6"/>
      <text:p text:style-name="P10">Выполнил студент группы ПМ-31__________________________Кислицын И.К.</text:p>
      <text:p text:style-name="P10">Проверил преподаватель кафедры ПМиИ _____________________ Пушкарёв И.А.</text:p>
      <text:p text:style-name="P5"/>
      <text:p text:style-name="P6"/>
      <text:p text:style-name="P6"/>
      <text:p text:style-name="P6"><text:line-break/></text:p>
      <text:p text:style-name="P6"/>
      <text:p text:style-name="P8"/>
      <text:p text:style-name="P9"/>
      <text:p text:style-name="P9"><text:s/></text:p>
      <text:p text:style-name="P1">Киров 2012</text:p>
      <text:p text:style-name="P1"/>
      <text:p text:style-name="P3"><text:soft-page-break/>1. Задание</text:p>
      <text:p text:style-name="P4">Используя TeX создать страницу, идентичную данной.</text:p>
      <text:p text:style-name="P4"/>
      <text:p text:style-name="P4">2. Листинг </text:p>
      <text:p text:style-name="P4">\documentclass[12pt]{article}</text:p>
      <text:p text:style-name="P4">\usepackage[utf8x]{inputenc}</text:p>
      <text:p text:style-name="P4">\usepackage{cmap}</text:p>
      <text:p text:style-name="P4">\usepackage{soul}</text:p>
      <text:p text:style-name="P4">\usepackage{ulem}</text:p>
      <text:p text:style-name="P4">\usepackage[english,russian]{babel}</text:p>
      <text:p text:style-name="P4">\usepackage{enumerate}</text:p>
      <text:p text:style-name="P4">\pagestyle{empty}</text:p>
      <text:p text:style-name="P4"><text:tab/>\hoffset=0mm</text:p>
      <text:p text:style-name="P4"><text:tab/>\oddsidemargin=-15mm</text:p>
      <text:p text:style-name="P4"><text:tab/>\topmargin=-15mm</text:p>
      <text:p text:style-name="P4"><text:tab/>\headheight=0pt</text:p>
      <text:p text:style-name="P4"><text:tab/>\headsep=0pt</text:p>
      <text:p text:style-name="P4"><text:tab/>\textheight=28cm</text:p>
      <text:p text:style-name="P4"><text:tab/>\textwidth=16cm</text:p>
      <text:p text:style-name="P4"><text:tab/>\marginparsep=0pt</text:p>
      <text:p text:style-name="P4"><text:tab/>\marginparwidth=0pt</text:p>
      <text:p text:style-name="P4"><text:tab/>\footskip=0pt</text:p>
      <text:p text:style-name="P4"><text:tab/>\marginparpush=0pt</text:p>
      <text:p text:style-name="P4"><text:tab/>\hoffset=0mm</text:p>
      <text:p text:style-name="P4"><text:tab/>\voffset=0mm</text:p>
      <text:p text:style-name="P4"><text:tab/>\parindent=2cm</text:p>
      <text:p text:style-name="P4"/>
      <text:p text:style-name="P4">\renewcommand{\baselinestretch}{1}</text:p>
      <text:p text:style-name="P4">\begin{document}</text:p>
      <text:p text:style-name="P4">\textbf{Вариант 5.}</text:p>
      <text:p text:style-name="P4">\begin{flushleft}\framebox(550,740)[1]{</text:p>
      <text:p text:style-name="P4">\begin{minipage}[0]{540pt}</text:p>
      <text:p text:style-name="P4">\begin{flushright}\textbf{{\large \textit{Глава пятая\\Избыток хлорки}}}\end{flushright}</text:p>
      <text:p text:style-name="P4">\vspace*{-10pt}</text:p>
      <text:p text:style-name="P4">\hspace{3mm}\textit{Гарри и Думбльдор подошли к задней двери <text:s/>\textnormal{ПРИСТАНИЩА}. Рядом, как всегда, валялись старые резиновые сапоги и ржавые котлы; из курятника неподалеку доносилось сонное квохтанье. Думбльдор постучал три раза, и в кухонном окне сейчас же промелькнул чей-то силуэт.}</text:p>
      <text:p text:style-name="P4">\begin{enumerate}\parsep=-10pt \setcounter{enumi}{35} \vspace*{-10pt}</text:p>
      <text:p text:style-name="P4">\item \textbf{Кто здесь?} – сказал нервный голос, и Гарри узнал миссис Уэсли. – \textbf{Отзовитесь!}</text:p>
      <text:p text:style-name="P4">\vspace*{-10pt}\item \textbf{Это я, Думбльдор. Мы с Гарри.} \end{enumerate}</text:p>
      <text:p text:style-name="P4">\vspace*{-10pt}\hspace{3mm}Дверь распахнулась. На пороге в старом зеленом халате стояла мама Рона, маленькая и кругленькая. </text:p>
      <text:p text:style-name="P4">\begin{enumerate} \setcounter{enumi}{37}\vspace*{-10pt}\item</text:p>
      <text:p text:style-name="P4">\textbf{Гарри, милый! Альбус, как же вы меня напугали, вы ведь говорили, что не появитесь раньше утра!}</text:p>
      <text:p text:style-name="P4">\vspace*{-10pt}\item \textbf{Нам повезло, \textnormal{– сказал Думбльдор, пропуская Гарри вперед, –} Дивангард оказался сговорчивей, чем я думал. Из-за Гарри, разумеется. А, Нимфадора! Привет.} \end{enumerate}</text:p>
      <text:p text:style-name="P4">\vspace*{-10pt} \hspace{3mm}\fbox{Гарри огляделся: действительно, несмотря на поздний час, миссис Уэсли была в кухне не одна}. За столом, обнимая ладонями большую кружку, сидела молодая ведьма с бледным лицом в форме сердечка и мышино-бурыми волосами. </text:p>
      <text:p text:style-name="P4">\begin{enumerate} \setcounter{enumi}{39} \vspace*{-10pt}\item</text:p>
      <text:p text:style-name="P4">\textbf{Добрый вечер, профессор, \textnormal{– поздоровалась она. –} Салют, Гарри.}</text:p>
      <text:p text:style-name="P4">\vspace*{-10pt}\item \textbf{Привет, Бомс.} \end{enumerate}\vspace*{-10pt}</text:p>
      <text:p text:style-name="P4"><text:soft-page-break/>\hspace{3mm}Бомс казалась уставшей, даже больной, а ее улыбка – натянутой. Без привычных розовых, цвета жевательной резинки, волос она выглядела какой-то полинявшей.</text:p>
      <text:p text:style-name="P4">\begin{enumerate} \setcounter{enumi}{41} \vspace*{-10pt}\item</text:p>
      <text:p text:style-name="P4">\textbf{Я, пожалуй, пойду, \textnormal{– заторопилась она, встала и накинула на плечи плащ. – } $_{\mbox{\begin{tiny} Молли\end{tiny}}}$, спасибо за чай и сочувствие.}</text:p>
      <text:p text:style-name="P4">\vspace*{-10pt}\item\textbf{Если ты из-за меня, то, пожалуйста, не беспокойся, \textnormal{– с обычной любезностью сказал Думбльдор. –} Я никак не могу остаться, мне нужно срочно кое-что обсудить со Скримжером.}</text:p>
      <text:p text:style-name="P4">\vspace*{-10pt}\item</text:p>
      <text:p text:style-name="P4">\textbf{Нет-нет, пора, \textnormal{– Бомс избегала взгляда Думбльдора. –} Всего…}</text:p>
      <text:p text:style-name="P4">\vspace*{-10pt}\item</text:p>
      <text:p text:style-name="P4">\textbf{Дорогая, может, поужинаешь с нами в выходные? Будут \textit{РЕМ И ШИЗОГЛАЗ…}}</text:p>
      <text:p text:style-name="P4">\vspace*{-10pt}\item \textbf{Нет, Молли, правда… но все равно спасибо… спокойной всем ночи.}</text:p>
      <text:p text:style-name="P4">\end{enumerate}\vspace*{-10pt}</text:p>
      <text:p text:style-name="P4">\hspace{3mm}Бомс прошмыгнула мимо Гарри и Думбльдора, вышла во двор, в нескольких шагах от порога повернулась на месте и мгновенно исчезла. Гарри обратил внимание на озабоченный вид миссис Уэсли.</text:p>
      <text:p text:style-name="P4">\begin{enumerate} \setcounter{enumi}{46} \vspace*{-10pt}\item \textbf{Ну-с, Гарри, увидимся в «Хогварце», \textnormal{– произнес Думбльдор. –} Всего тебе доброго. Молли, мое почтение.}</text:p>
      <text:p text:style-name="P4">\end{enumerate} \vspace*{-10pt}</text:p>
      <text:p text:style-name="P4">\hspace{3mm}Он поклонился миссис Уэсли, вышел и исчез точно там же, где и Бомс. Миссис Уэсли затворила входную дверь, взяла Гарри за плечи и повела к столу, в круг света под лампой.</text:p>
      <text:p text:style-name="P4">\begin{enumerate} \setcounter{enumi}{47} \vspace*{-10pt}\item</text:p>
      <text:p text:style-name="P4">\textbf{\textit{Совсем как Рон}, \textnormal{– вздохнула она, осмотрев Гарри с головы до ног. –} \uline{На вас будто <text:s/>растяжное заклятие наложили. Рон вырос дюйма на четыре с тех пор, как мы в последний раз покупали форму. Хочешь есть, Гарри?}}</text:p>
      <text:p text:style-name="P4">\vspace*{-10pt}\item</text:p>
      <text:p text:style-name="P4">\textbf{Да,} – ответил Гарри, только сейчас понимая, до какой степени голоден.</text:p>
      <text:p text:style-name="P4">\vspace*{-10pt}\item \textbf{Садись, дорогой, я сейчас что-нибудь придумаю.}</text:p>
      <text:p text:style-name="P4">\end{enumerate} \vspace*{-10pt}\hspace{1.5mm}</text:p>
      <text:p text:style-name="P4">Гарри сел. К нему на колени тут же вспрыгнул мохнатый рыжий кот с приплюснутой мордой и свернулся клубком, громко мурлыча.</text:p>
      <text:p text:style-name="P4">\begin{enumerate} \setcounter{enumi}{50} \vspace*{-10pt}\item</text:p>
      <text:p text:style-name="P4">\textbf{Так Гермиона здесь?} – \sout {радостно спросил Гарри, почесывая Косолапсуса за ухом.}</text:p>
      <text:p text:style-name="P4">\vspace*{-10pt}\item</text:p>
      <text:p text:style-name="P4">\textbf{Позавчера приехала, \textnormal{– ответила миссис Уэсли, касаясь волшебной палочкой большой железной кастрюли. Та с грохотом шлепнулась на плиту и сразу наполнилась кипящей водой. –} Сейчас все, конечно, спят, мы ждали тебя только утром. Так, давай-ка…}</text:p>
      <text:p text:style-name="P4">\end{enumerate}\vspace*{-10pt}\hspace{3mm}\makebox[0pt][l]{Она еще раз стукнула по кастрюле, которая взмыла в воздух, подлетела к Гарри и перевернулась;}\makebox{\textbf{===================================================}}  миссис Уэсли ловко подставила тарелку и набрала в нее густого, горячего лукового супа.</text:p>
      <text:p text:style-name="P4">\begin{enumerate} \setcounter{enumi}{52} \vspace*{-10pt}\item \textbf{Хлеба, милый?}</text:p>
      <text:p text:style-name="P4">\vspace*{-10pt}\item \textbf{Спасибо, миссис Уэсли.} \end{enumerate}</text:p>
      <text:p text:style-name="P4">\end{minipage} </text:p>
      <text:p text:style-name="P4">}</text:p>
      <text:p text:style-name="P4">\end{flushleft}</text:p>
      <text:p text:style-name="P4">\end{document}</text:p>
      <text:p text:style-name="P4"/>
      <text:p text:style-name="P4">3. Исходная страница и результат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751cm" fo:margin-left="2cm" fo:margin-right="1.31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creator>kilel </dc:creator>
    <dc:date>2012-05-09T21:55:54</dc:date>
    <meta:print-date>2012-03-18T18:26:00</meta:print-date>
    <meta:editing-cycles>49</meta:editing-cycles>
    <meta:editing-duration>PT16H56M57S</meta:editing-duration>
    <meta:generator>LibreOffice/3.5$Linux_X86_64 LibreOffice_project/350m1$Build-202</meta:generator>
    <meta:document-statistic meta:table-count="0" meta:image-count="0" meta:object-count="0" meta:page-count="3" meta:paragraph-count="91" meta:word-count="636" meta:character-count="5996" meta:non-whitespace-character-count="5319"/>
    <meta:user-defined meta:name="Поле 1"/>
    <meta:user-defined meta:name="Поле 2"/>
    <meta:user-defined meta:name="Поле 3"/>
    <meta:user-defined meta:name="Поле 4"/>
  </office:meta>
</office:document-meta>
</file>